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cf" officeooo:paragraph-rsid="0006f8cf"/>
    </style:style>
    <style:style style:name="P2" style:family="paragraph" style:parent-style-name="Standard">
      <style:text-properties officeooo:paragraph-rsid="0006f8cf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text-properties officeooo:rsid="0006f8cf" officeooo:paragraph-rsid="0006f8cf"/>
    </style:style>
    <style:style style:name="P11" style:family="paragraph" style:parent-style-name="Text_20_body">
      <style:text-properties officeooo:paragraph-rsid="0006f8cf"/>
    </style:style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>
      <style:text-properties officeooo:paragraph-rsid="0006f8cf"/>
    </style:style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P20" style:family="paragraph" style:parent-style-name="Text_20_body" style:list-style-name="L3">
      <style:paragraph-properties fo:margin-top="0cm" fo:margin-bottom="0cm" loext:contextual-spacing="false"/>
    </style:style>
    <style:style style:name="P21" style:family="paragraph" style:parent-style-name="Text_20_body" style:list-style-name="L4">
      <style:paragraph-properties fo:margin-top="0cm" fo:margin-bottom="0cm" loext:contextual-spacing="false"/>
    </style:style>
    <style:style style:name="P22" style:family="paragraph" style:parent-style-name="Text_20_body" style:list-style-name="L5">
      <style:paragraph-properties fo:margin-top="0cm" fo:margin-bottom="0cm" loext:contextual-spacing="false"/>
    </style:style>
    <style:style style:name="P23" style:family="paragraph" style:parent-style-name="Text_20_body" style:list-style-name="L6">
      <style:paragraph-properties fo:margin-top="0cm" fo:margin-bottom="0cm" loext:contextual-spacing="false"/>
    </style:style>
    <style:style style:name="P24" style:family="paragraph" style:parent-style-name="Text_20_body" style:list-style-name="L7">
      <style:paragraph-properties fo:margin-top="0cm" fo:margin-bottom="0cm" loext:contextual-spacing="false"/>
    </style:style>
    <style:style style:name="P25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officeooo:rsid="0006f8c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1</text:p>
      <text:p text:style-name="P11"><text:span text:style-name="T1">2)</text:span></text:p>
      <text:p text:style-name="P11">a. <text:span text:style-name="Source_20_Text">cat</text:span> variation used to create a new file and append to existing file:</text:p>
      <text:list xml:id="list4282659530" text:style-name="L1">
        <text:list-item>
          <text:p text:style-name="P18">To create a new file: <text:span text:style-name="Source_20_Text">cat &gt; newfile.txt</text:span></text:p>
        </text:list-item>
        <text:list-item>
          <text:p text:style-name="P3">To append to an existing file: <text:span text:style-name="Source_20_Text">cat &gt;&gt; existingfile.txt</text:span></text:p>
        </text:list-item>
      </text:list>
      <text:p text:style-name="Text_20_body">b. <text:span text:style-name="Source_20_Text">head</text:span> and <text:span text:style-name="Source_20_Text">tail</text:span> with options:</text:p>
      <text:list xml:id="list3930275474" text:style-name="L2">
        <text:list-item>
          <text:p text:style-name="P19">To display the first 10 lines of a file: <text:span text:style-name="Source_20_Text">head file.txt</text:span></text:p>
        </text:list-item>
        <text:list-item>
          <text:p text:style-name="P19">To display the last 10 lines of a file: <text:span text:style-name="Source_20_Text">tail file.txt</text:span></text:p>
        </text:list-item>
        <text:list-item>
          <text:p text:style-name="P19">To display the first 5 lines of a file: <text:span text:style-name="Source_20_Text">head -n 5 file.txt</text:span></text:p>
        </text:list-item>
        <text:list-item>
          <text:p text:style-name="P4">To display the last 100 bytes of a file: <text:span text:style-name="Source_20_Text">tail -c 100 file.txt</text:span></text:p>
        </text:list-item>
      </text:list>
      <text:p text:style-name="Text_20_body">c. <text:span text:style-name="Source_20_Text">cp</text:span> with options:</text:p>
      <text:list xml:id="list2077184859" text:style-name="L3">
        <text:list-item>
          <text:p text:style-name="P20">To copy a file from one location to another: <text:span text:style-name="Source_20_Text">cp file1.txt /path/to/destination/</text:span></text:p>
        </text:list-item>
        <text:list-item>
          <text:p text:style-name="P20">To copy a file and prompt before overwriting an existing file: <text:span text:style-name="Source_20_Text">cp -i file1.txt /path/to/destination/</text:span></text:p>
        </text:list-item>
        <text:list-item>
          <text:p text:style-name="P20">To force copy a file, even if the destination file already exists: <text:span text:style-name="Source_20_Text">cp -f file1.txt /path/to/destination/</text:span></text:p>
        </text:list-item>
        <text:list-item>
          <text:p text:style-name="P5">To copy multiple files to a directory: <text:span text:style-name="Source_20_Text">cp file1.txt file2.txt /path/to/directory/</text:span></text:p>
        </text:list-item>
      </text:list>
      <text:p text:style-name="Text_20_body">d. <text:span text:style-name="Source_20_Text">mv</text:span> with options:</text:p>
      <text:list xml:id="list32079676" text:style-name="L4">
        <text:list-item>
          <text:p text:style-name="P21">To move a directory to a new location: <text:span text:style-name="Source_20_Text">mv /path/to/dir1 /path/to/dir2</text:span></text:p>
        </text:list-item>
        <text:list-item>
          <text:p text:style-name="P21">To move a file and prompt before overwriting an existing file: <text:span text:style-name="Source_20_Text">mv -i file1.txt /path/to/destination/</text:span></text:p>
        </text:list-item>
        <text:list-item>
          <text:p text:style-name="P21">To force move a file, even if the destination file already exists: <text:span text:style-name="Source_20_Text">mv -f file1.txt /path/to/destination/</text:span></text:p>
        </text:list-item>
        <text:list-item>
          <text:p text:style-name="P6">To move multiple files to a directory: <text:span text:style-name="Source_20_Text">mv file1.txt file2.txt /path/to/directory/</text:span></text:p>
        </text:list-item>
      </text:list>
      <text:p text:style-name="Text_20_body">e. <text:span text:style-name="Source_20_Text">rm</text:span> with options:</text:p>
      <text:list xml:id="list782182549" text:style-name="L5">
        <text:list-item>
          <text:p text:style-name="P22">To remove a file: <text:span text:style-name="Source_20_Text">rm file.txt</text:span></text:p>
        </text:list-item>
        <text:list-item>
          <text:p text:style-name="P22">To prompt before deleting a file: <text:span text:style-name="Source_20_Text">rm -i file.txt</text:span></text:p>
        </text:list-item>
        <text:list-item>
          <text:p text:style-name="P22">To force delete a file, without prompting: <text:span text:style-name="Source_20_Text">rm -f file.txt</text:span></text:p>
        </text:list-item>
        <text:list-item>
          <text:p text:style-name="P7">To remove a directory and its contents: <text:span text:style-name="Source_20_Text">rm -r directory/</text:span></text:p>
        </text:list-item>
      </text:list>
      <text:p text:style-name="Text_20_body">f. <text:span text:style-name="Source_20_Text">rmdir</text:span> with options:</text:p>
      <text:list xml:id="list934396301" text:style-name="L6">
        <text:list-item>
          <text:p text:style-name="P23">To remove an empty directory: <text:span text:style-name="Source_20_Text">rmdir empty_directory/</text:span></text:p>
        </text:list-item>
        <text:list-item>
          <text:p text:style-name="P23">To force remove a non-empty directory: <text:span text:style-name="Source_20_Text">rmdir -r non_empty_directory/</text:span></text:p>
        </text:list-item>
        <text:list-item>
          <text:p text:style-name="P8">To force remove a non-empty directory without prompting: <text:span text:style-name="Source_20_Text">rmdir -rf non_empty_directory/</text:span></text:p>
        </text:list-item>
      </text:list>
      <text:p text:style-name="Text_20_body">g. <text:span text:style-name="Source_20_Text">find</text:span> with options:</text:p>
      <text:list xml:id="list4278351475" text:style-name="L7">
        <text:list-item>
          <text:p text:style-name="P24"><text:soft-page-break/>To find all files with a specific name: <text:span text:style-name="Source_20_Text">find /path/to/directory/ -name "file.txt"</text:span></text:p>
        </text:list-item>
        <text:list-item>
          <text:p text:style-name="P24">To find all files of a specific type: <text:span text:style-name="Source_20_Text">find /path/to/directory/ -type f</text:span></text:p>
        </text:list-item>
        <text:list-item>
          <text:p text:style-name="P9">To find all directories: <text:span text:style-name="Source_20_Text">find /path/to/directory/ -type d</text:span></text:p>
        </text:list-item>
      </text:list>
      <text:p text:style-name="P1">3)</text:p>
      <text:p text:style-name="P2"><text:span text:style-name="T1">To list all the file names satisfying the given criteria, we can use the </text:span><text:span text:style-name="Source_20_Text"><text:span text:style-name="T1">find</text:span></text:span><text:span text:style-name="T1"> command with appropriate options. Here is the command:<text:line-break/><text:line-break/>find /path/to/directory -type f -name "*.txt" -regex '.*[0-9].*' -size +3c ! -name '[aeiou]*'<text:line-break/><text:line-break/></text:span>Here, <text:span text:style-name="Source_20_Text">/path/to/directory</text:span> should be replaced with the path to the directory where we want to search for files. The options used in the command are as follows:</text:p>
      <text:list xml:id="list34565705" text:style-name="L8">
        <text:list-item>
          <text:p text:style-name="P25"><text:span text:style-name="Source_20_Text">-type f</text:span>: limits the search to regular files only.</text:p>
        </text:list-item>
        <text:list-item>
          <text:p text:style-name="P25"><text:span text:style-name="Source_20_Text">-name "*.txt"</text:span>: searches for files with the extension .txt.</text:p>
        </text:list-item>
        <text:list-item>
          <text:p text:style-name="P25"><text:span text:style-name="Source_20_Text">-regex '.*[0-9].*'</text:span>: searches for files that contain at least one digit.</text:p>
        </text:list-item>
        <text:list-item>
          <text:p text:style-name="P25"><text:span text:style-name="Source_20_Text">-size +3c</text:span>: searches for files with a minimum size of 4 bytes (the "+3c" is used to specify a size of at least 3 bytes, since the minimum length is 4).</text:p>
        </text:list-item>
        <text:list-item>
          <text:p text:style-name="P12"><text:span text:style-name="Source_20_Text">! -name '[aeiou]*'</text:span>: excludes files that start with a vowel (a, e, i, o, or u).</text:p>
        </text:list-item>
      </text:list>
      <text:p text:style-name="Text_20_body">The above command will list all the file names that satisfy the given criteria in the specified directory and its subdirectories.</text:p>
      <text:p text:style-name="P1"><text:line-break/><text:line-break/><text:line-break/>Lab 2</text:p>
      <text:p text:style-name="P1"/>
      <text:p text:style-name="P1">2)</text:p>
      <text:p text:style-name="P10">Here are the <text:span text:style-name="Source_20_Text">grep</text:span> commands to perform the following activities:</text:p>
      <text:list xml:id="list1794446462" text:style-name="L9">
        <text:list-item>
          <text:p text:style-name="P13">To select the lines from a file that have exactly two characters:</text:p>
        </text:list-item>
      </text:list>
      <text:p text:style-name="P2"><text:span text:style-name="T1">grep -E '^.{2}$' filename<text:line-break/><text:line-break/></text:span>Here, <text:span text:style-name="Source_20_Text">^.{2}$</text:span> is the regular expression pattern that matches lines with exactly two characters.</text:p>
      <text:p text:style-name="P2"/>
      <text:list xml:id="list1383355264" text:style-name="L10">
        <text:list-item>
          <text:p text:style-name="P14">To select the lines from a file that start with the upper case letter:</text:p>
          <text:p text:style-name="P14">grep '^[A-Z]' filename</text:p>
        </text:list-item>
      </text:list>
      <text:p text:style-name="P10">Here, <text:span text:style-name="Source_20_Text">^[A-Z]</text:span> is the regular expression pattern that matches lines that start with an uppercase letter.</text:p>
      <text:list xml:id="list2261565575" text:style-name="L11">
        <text:list-item>
          <text:p text:style-name="P15">To select the lines from a file that end with a period:</text:p>
        </text:list-item>
      </text:list>
      <text:p text:style-name="P2"><text:span text:style-name="T1">grep '\.$' filename</text:span></text:p>
      <text:p text:style-name="P2"><text:span text:style-name="T1"><text:line-break/></text:span>Here, <text:span text:style-name="Source_20_Text">\.$</text:span> is the regular expression pattern that matches lines that end with a period.</text:p>
      <text:p text:style-name="P2"/>
      <text:list xml:id="list1331879871" text:style-name="L12">
        <text:list-item>
          <text:p text:style-name="P16">To select the lines in a file that have one or more blank spaces:<text:line-break/>grep ' ' filename<text:line-break/><text:soft-page-break/>Here, the regular expression pattern is simply a space character, which matches lines that have one or more blank spaces.</text:p>
        </text:list-item>
      </text:list>
      <text:list xml:id="list408854216" text:style-name="L13">
        <text:list-item>
          <text:p text:style-name="P17">To select the lines in a file and direct them to another file which has digits as one of the characters in that line:</text:p>
        </text:list-item>
      </text:list>
      <text:list xml:id="list101513467289118" text:continue-list="list1331879871" text:style-name="L12">
        <text:list-header>
          <text:p text:style-name="P16">grep '[0-9]' filename &gt; outputfile<text:line-break/>Here, <text:span text:style-name="Source_20_Text">[0-9]</text:span> is the regular expression pattern that matches lines that have at least one digit, and <text:span text:style-name="Source_20_Text">&gt; outputfile</text:span> directs the output to a new file named <text:span text:style-name="Source_20_Text">outputfile</text:span>.</text:p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10:07:24.880050786</meta:creation-date>
    <dc:date>2023-02-16T10:15:11.021952076</dc:date>
    <meta:editing-duration>PT7M48S</meta:editing-duration>
    <meta:editing-cycles>1</meta:editing-cycles>
    <meta:document-statistic meta:table-count="0" meta:image-count="0" meta:object-count="0" meta:page-count="3" meta:paragraph-count="55" meta:word-count="705" meta:character-count="3945" meta:non-whitespace-character-count="3322"/>
    <meta:generator>LibreOffice/6.4.7.2$Linux_X86_64 LibreOffice_project/40$Build-2</meta:generator>
  </office:meta>
</office:document-meta>
</file>